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88c42" officeooo:paragraph-rsid="00088c42"/>
    </style:style>
    <style:style style:name="P2" style:family="paragraph" style:parent-style-name="Text_20_body">
      <style:text-properties officeooo:rsid="000903a4" officeooo:paragraph-rsid="000903a4"/>
    </style:style>
    <style:style style:name="P3" style:family="paragraph" style:parent-style-name="Text_20_body">
      <style:text-properties officeooo:rsid="0009f0ad" officeooo:paragraph-rsid="0009f0ad"/>
    </style:style>
    <style:style style:name="P4" style:family="paragraph" style:parent-style-name="Text_20_body">
      <style:text-properties officeooo:paragraph-rsid="000df8a6"/>
    </style:style>
    <style:style style:name="P5" style:family="paragraph" style:parent-style-name="Text_20_body">
      <style:text-properties officeooo:paragraph-rsid="000e09c1"/>
    </style:style>
    <style:style style:name="P6" style:family="paragraph" style:parent-style-name="Text_20_body">
      <style:text-properties officeooo:rsid="000fa4fe" officeooo:paragraph-rsid="000fa4fe"/>
    </style:style>
    <style:style style:name="P7" style:family="paragraph" style:parent-style-name="Text_20_body">
      <style:text-properties officeooo:rsid="00104fee" officeooo:paragraph-rsid="00104fee"/>
    </style:style>
    <style:style style:name="P8" style:family="paragraph" style:parent-style-name="Text_20_body">
      <style:text-properties officeooo:paragraph-rsid="00113ae0"/>
    </style:style>
    <style:style style:name="P9" style:family="paragraph" style:parent-style-name="Text_20_body">
      <style:text-properties officeooo:rsid="0013364d" officeooo:paragraph-rsid="0013364d"/>
    </style:style>
    <style:style style:name="P10" style:family="paragraph" style:parent-style-name="Text_20_body">
      <style:text-properties officeooo:rsid="001aaf90" officeooo:paragraph-rsid="001aaf90"/>
    </style:style>
    <style:style style:name="P11" style:family="paragraph" style:parent-style-name="Text_20_body">
      <style:text-properties officeooo:rsid="001c4ca2" officeooo:paragraph-rsid="001c4ca2"/>
    </style:style>
    <style:style style:name="P12" style:family="paragraph" style:parent-style-name="Heading_20_2">
      <style:text-properties style:text-line-through-style="none" style:text-line-through-type="none"/>
    </style:style>
    <style:style style:name="P13" style:family="paragraph" style:parent-style-name="Heading_20_2">
      <style:text-properties style:text-line-through-style="none" style:text-line-through-type="none" officeooo:paragraph-rsid="001f93f9"/>
    </style:style>
    <style:style style:name="P14" style:family="paragraph" style:parent-style-name="Heading_20_2">
      <style:text-properties style:text-line-through-style="solid" style:text-line-through-type="single"/>
    </style:style>
    <style:style style:name="P15" style:family="paragraph" style:parent-style-name="Text_20_body" style:list-style-name="L1">
      <style:text-properties officeooo:rsid="0009f0ad" officeooo:paragraph-rsid="0009f0ad"/>
    </style:style>
    <style:style style:name="P16" style:family="paragraph" style:parent-style-name="Text_20_body" style:list-style-name="L1">
      <style:text-properties officeooo:rsid="000ae4f1" officeooo:paragraph-rsid="000ae4f1"/>
    </style:style>
    <style:style style:name="P17" style:family="paragraph" style:parent-style-name="Text_20_body" style:list-style-name="L1">
      <style:text-properties officeooo:rsid="002001b3" officeooo:paragraph-rsid="002001b3"/>
    </style:style>
    <style:style style:name="P18" style:family="paragraph" style:parent-style-name="Text_20_body" style:list-style-name="L2">
      <style:text-properties style:text-line-through-style="none" style:text-line-through-type="none" officeooo:rsid="0020efbe" officeooo:paragraph-rsid="0020efbe"/>
    </style:style>
    <style:style style:name="P19" style:family="paragraph" style:parent-style-name="Text_20_body">
      <style:text-properties style:text-line-through-style="none" style:text-line-through-type="none" officeooo:rsid="001f93f9" officeooo:paragraph-rsid="001f93f9"/>
    </style:style>
    <style:style style:name="P20" style:family="paragraph" style:parent-style-name="Text_20_body">
      <style:text-properties style:text-line-through-style="none" style:text-line-through-type="none" officeooo:rsid="001ff4db" officeooo:paragraph-rsid="001ff4db"/>
    </style:style>
    <style:style style:name="P21" style:family="paragraph" style:parent-style-name="Text_20_body" style:list-style-name="L3">
      <style:text-properties officeooo:rsid="0013364d" officeooo:paragraph-rsid="0013364d"/>
    </style:style>
    <style:style style:name="P22" style:family="paragraph" style:parent-style-name="Text_20_body" style:list-style-name="L3">
      <style:text-properties officeooo:rsid="0014c959" officeooo:paragraph-rsid="0014c959"/>
    </style:style>
    <style:style style:name="P23" style:family="paragraph" style:parent-style-name="Text_20_body" style:list-style-name="L3">
      <style:text-properties officeooo:rsid="001ddb0d" officeooo:paragraph-rsid="001ddb0d"/>
    </style:style>
    <style:style style:name="P24" style:family="paragraph" style:parent-style-name="Text_20_body" style:list-style-name="L3">
      <style:text-properties officeooo:rsid="001ef797" officeooo:paragraph-rsid="001ef797"/>
    </style:style>
    <style:style style:name="P25" style:family="paragraph" style:parent-style-name="Text_20_body" style:list-style-name="L3">
      <style:text-properties officeooo:rsid="00292d89" officeooo:paragraph-rsid="00292d89"/>
    </style:style>
    <style:style style:name="P26" style:family="paragraph" style:parent-style-name="Text_20_body" style:list-style-name="L4">
      <style:text-properties officeooo:rsid="00171060" officeooo:paragraph-rsid="00171060"/>
    </style:style>
    <style:style style:name="P27" style:family="paragraph" style:parent-style-name="Text_20_body" style:list-style-name="L4">
      <style:text-properties officeooo:rsid="0018499f" officeooo:paragraph-rsid="0018499f"/>
    </style:style>
    <style:style style:name="P28" style:family="paragraph" style:parent-style-name="Text_20_body" style:list-style-name="L4">
      <style:text-properties officeooo:rsid="001a1b5b" officeooo:paragraph-rsid="001a1b5b"/>
    </style:style>
    <style:style style:name="P29" style:family="paragraph" style:parent-style-name="Text_20_body" style:list-style-name="L4">
      <style:text-properties officeooo:rsid="001aaf90" officeooo:paragraph-rsid="001aaf90"/>
    </style:style>
    <style:style style:name="P30" style:family="paragraph" style:parent-style-name="Text_20_body" style:list-style-name="L6">
      <style:paragraph-properties fo:padding="0in" fo:border="none" style:writing-mode="lr-tb"/>
      <style:text-properties officeooo:paragraph-rsid="00292fc8"/>
    </style:style>
    <style:style style:name="P31" style:family="paragraph" style:parent-style-name="Text_20_body" style:list-style-name="L6">
      <style:paragraph-properties fo:padding="0in" fo:border="none" style:writing-mode="lr-tb"/>
      <style:text-properties officeooo:paragraph-rsid="002ab873"/>
    </style:style>
    <style:style style:name="P32" style:family="paragraph" style:parent-style-name="Text_20_body" style:list-style-name="L6">
      <style:paragraph-properties fo:padding="0in" fo:border="none" style:writing-mode="lr-tb"/>
      <style:text-properties officeooo:paragraph-rsid="0042040a"/>
    </style:style>
    <style:style style:name="P33" style:family="paragraph" style:parent-style-name="Text_20_body">
      <style:text-properties officeooo:rsid="002ab873" officeooo:paragraph-rsid="002ab873"/>
    </style:style>
    <style:style style:name="P34" style:family="paragraph" style:parent-style-name="Text_20_body" style:list-style-name="L6">
      <style:paragraph-properties fo:padding="0in" fo:border="none" style:writing-mode="lr-tb"/>
      <style:text-properties officeooo:rsid="002e698d" officeooo:paragraph-rsid="002e698d"/>
    </style:style>
    <style:style style:name="P35" style:family="paragraph" style:parent-style-name="Text_20_body" style:list-style-name="L6">
      <style:paragraph-properties fo:padding="0in" fo:border="none" style:writing-mode="lr-tb"/>
      <style:text-properties officeooo:rsid="002f3801" officeooo:paragraph-rsid="002f3801"/>
    </style:style>
    <style:style style:name="P36" style:family="paragraph" style:parent-style-name="Text_20_body" style:list-style-name="L6">
      <style:paragraph-properties fo:padding="0in" fo:border="none" style:writing-mode="lr-tb"/>
      <style:text-properties officeooo:rsid="003535d4" officeooo:paragraph-rsid="003535d4"/>
    </style:style>
    <style:style style:name="P37" style:family="paragraph" style:parent-style-name="Text_20_body" style:list-style-name="L6">
      <style:paragraph-properties fo:padding="0in" fo:border="none" style:writing-mode="lr-tb"/>
      <style:text-properties officeooo:rsid="0037d3c1" officeooo:paragraph-rsid="0037d3c1"/>
    </style:style>
    <style:style style:name="T1" style:family="text">
      <style:text-properties fo:font-weight="normal" officeooo:rsid="000df8a6" style:font-weight-asian="normal" style:font-weight-complex="normal"/>
    </style:style>
    <style:style style:name="T2" style:family="text">
      <style:text-properties fo:font-weight="normal" officeooo:rsid="000e09c1" style:font-weight-asian="normal" style:font-weight-complex="normal"/>
    </style:style>
    <style:style style:name="T3" style:family="text">
      <style:text-properties fo:font-weight="normal" officeooo:rsid="00113ae0" style:font-weight-asian="normal" style:font-weight-complex="normal"/>
    </style:style>
    <style:style style:name="T4" style:family="text">
      <style:text-properties fo:font-weight="normal" officeooo:rsid="00236d4e" style:font-weight-asian="normal" style:font-weight-complex="normal"/>
    </style:style>
    <style:style style:name="T5" style:family="text">
      <style:text-properties officeooo:rsid="0009c82c"/>
    </style:style>
    <style:style style:name="T6" style:family="text">
      <style:text-properties officeooo:rsid="00104fee"/>
    </style:style>
    <style:style style:name="T7" style:family="text">
      <style:text-properties officeooo:rsid="0013f118"/>
    </style:style>
    <style:style style:name="T8" style:family="text">
      <style:text-properties officeooo:rsid="001665a7"/>
    </style:style>
    <style:style style:name="T9" style:family="text">
      <style:text-properties officeooo:rsid="001ba2ca"/>
    </style:style>
    <style:style style:name="T10" style:family="text">
      <style:text-properties officeooo:rsid="001be7d2"/>
    </style:style>
    <style:style style:name="T11" style:family="text">
      <style:text-properties officeooo:rsid="0021da0a"/>
    </style:style>
    <style:style style:name="T12" style:family="text">
      <style:text-properties officeooo:rsid="00251431"/>
    </style:style>
    <style:style style:name="T13" style:family="text">
      <style:text-properties officeooo:rsid="002642bd"/>
    </style:style>
    <style:style style:name="T14" style:family="text">
      <style:text-properties loext:padding="0in" loext:border="none"/>
    </style:style>
    <style:style style:name="T15" style:family="text">
      <style:text-properties officeooo:rsid="002c86ee" loext:padding="0in" loext:border="none"/>
    </style:style>
    <style:style style:name="T16" style:family="text">
      <style:text-properties officeooo:rsid="002f3801"/>
    </style:style>
    <style:style style:name="T17" style:family="text">
      <style:text-properties officeooo:rsid="002f3801" loext:padding="0in" loext:border="none"/>
    </style:style>
    <style:style style:name="T18" style:family="text">
      <style:text-properties officeooo:rsid="002f7073"/>
    </style:style>
    <style:style style:name="T19" style:family="text">
      <style:text-properties officeooo:rsid="002fd8fc"/>
    </style:style>
    <style:style style:name="T20" style:family="text">
      <style:text-properties officeooo:rsid="003065ab"/>
    </style:style>
    <style:style style:name="T21" style:family="text">
      <style:text-properties officeooo:rsid="0030d0a9"/>
    </style:style>
    <style:style style:name="T22" style:family="text">
      <style:text-properties officeooo:rsid="003169eb"/>
    </style:style>
    <style:style style:name="T23" style:family="text">
      <style:text-properties officeooo:rsid="00322025"/>
    </style:style>
    <style:style style:name="T24" style:family="text">
      <style:text-properties officeooo:rsid="0032defa"/>
    </style:style>
    <style:style style:name="T25" style:family="text">
      <style:text-properties officeooo:rsid="0032defa" loext:padding="0in" loext:border="none"/>
    </style:style>
    <style:style style:name="T26" style:family="text">
      <style:text-properties officeooo:rsid="003350ee"/>
    </style:style>
    <style:style style:name="T27" style:family="text">
      <style:text-properties officeooo:rsid="00346c84"/>
    </style:style>
    <style:style style:name="T28" style:family="text">
      <style:text-properties officeooo:rsid="00349ddd"/>
    </style:style>
    <style:style style:name="T29" style:family="text">
      <style:text-properties officeooo:rsid="00355a40"/>
    </style:style>
    <style:style style:name="T30" style:family="text">
      <style:text-properties officeooo:rsid="0035fe3a"/>
    </style:style>
    <style:style style:name="T31" style:family="text">
      <style:text-properties officeooo:rsid="0035fe3a" loext:padding="0in" loext:border="none"/>
    </style:style>
    <style:style style:name="T32" style:family="text">
      <style:text-properties officeooo:rsid="00360eaf"/>
    </style:style>
    <style:style style:name="T33" style:family="text">
      <style:text-properties officeooo:rsid="00379360"/>
    </style:style>
    <style:style style:name="T34" style:family="text">
      <style:text-properties officeooo:rsid="0037d3c1" loext:padding="0in" loext:border="none"/>
    </style:style>
    <style:style style:name="T35" style:family="text">
      <style:text-properties officeooo:rsid="003841c3"/>
    </style:style>
    <style:style style:name="T36" style:family="text">
      <style:text-properties officeooo:rsid="00384d9d"/>
    </style:style>
    <style:style style:name="T37" style:family="text">
      <style:text-properties officeooo:rsid="0039229b"/>
    </style:style>
    <style:style style:name="T38" style:family="text">
      <style:text-properties officeooo:rsid="003aa269"/>
    </style:style>
    <style:style style:name="T39" style:family="text">
      <style:text-properties officeooo:rsid="003b055f"/>
    </style:style>
    <style:style style:name="T40" style:family="text">
      <style:text-properties officeooo:rsid="003bc1be"/>
    </style:style>
    <style:style style:name="T41" style:family="text">
      <style:text-properties officeooo:rsid="003d4fb8"/>
    </style:style>
    <style:style style:name="T42" style:family="text">
      <style:text-properties officeooo:rsid="003eca7e"/>
    </style:style>
    <style:style style:name="T43" style:family="text">
      <style:text-properties officeooo:rsid="003f8027"/>
    </style:style>
    <style:style style:name="T44" style:family="text">
      <style:text-properties officeooo:rsid="00407b02" loext:padding="0in" loext:border="none"/>
    </style:style>
    <style:style style:name="T45" style:family="text">
      <style:text-properties officeooo:rsid="0040ce3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ftware Requirements Specification</text:p>
      <text:p text:style-name="P1">Zon is a social media fused with a web directory and a marketplace.</text:p>
      <text:p text:style-name="P11">The overall description of our product is here: <text:a xlink:type="simple" xlink:href="https://docs.zoncircle.com/do-you-like-our-site-idea/" text:style-name="Internet_20_link" text:visited-style-name="Visited_20_Internet_20_Link">https://docs.zoncircle.com/do-you-like-our-site-idea/</text:a></text:p>
      <text:h text:style-name="Heading_20_1" text:outline-level="1"><text:span text:style-name="Strong_20_Emphasis">Introduction</text:span></text:h>
      <text:h text:style-name="Heading_20_2" text:outline-level="2">Purpose</text:h>
      <text:p text:style-name="P2">The purpose is to multiply profits of a social network, a web directory, and a marketplace by integrating them together <text:span text:style-name="T5">(so, for example, having users be able to purchase directly in a web directory)</text:span>. A secondary purpose is to revive Dmoz “directory of everything” stance.</text:p>
      <text:p text:style-name="P3">Another purpose is to provide more publicity to indie authors by allowing them to post into multiple folders.</text:p>
      <text:h text:style-name="Heading_20_2" text:outline-level="2">Intended Audience</text:h>
      <text:list text:style-name="L1">
        <text:list-item>
          <text:p text:style-name="P15">People dissatisfied with Twitter</text:p>
        </text:list-item>
        <text:list-item>
          <text:p text:style-name="P15">Indie authors that want to gain more publicity easily.</text:p>
        </text:list-item>
        <text:list-item>
          <text:p text:style-name="P15">People who want to categorize information in a web directory.</text:p>
        </text:list-item>
        <text:list-item>
          <text:p text:style-name="P16">Probably, SEOs posting links.</text:p>
        </text:list-item>
        <text:list-item>
          <text:p text:style-name="P17">(Micro)bloggers wanting to try a new platform.</text:p>
        </text:list-item>
      </text:list>
      <text:h text:style-name="P12" text:outline-level="2">Intended Use</text:h>
      <text:list text:style-name="L2">
        <text:list-item>
          <text:p text:style-name="P18">Personal microblog.</text:p>
        </text:list-item>
        <text:list-item>
          <text:p text:style-name="P18">Company’s microblog.</text:p>
        </text:list-item>
        <text:list-item>
          <text:p text:style-name="P18">Web directory.</text:p>
        </text:list-item>
        <text:list-item>
          <text:p text:style-name="P18">Marketplace.</text:p>
        </text:list-item>
      </text:list>
      <text:h text:style-name="P14" text:outline-level="2">Product Scope</text:h>
      <text:h text:style-name="P12" text:outline-level="2">Definitions and Acronyms</text:h>
      <text:p text:style-name="P19">Streams of items are time-based or votings based ordered lists of items that are shown to the user.</text:p>
      <text:h text:style-name="Heading_20_1" text:outline-level="1"><text:soft-page-break/><text:span text:style-name="Strong_20_Emphasis">Overall Description</text:span></text:h>
      <text:p text:style-name="P4"><text:span text:style-name="Strong_20_Emphasis"><text:span text:style-name="T1">Everything is represen</text:span></text:span><text:span text:style-name="Strong_20_Emphasis"><text:span text:style-name="T2">ted as items in folders (folders are also items). An item can be in multiple folders.</text:span></text:span></text:p>
      <text:p text:style-name="P5"><text:span text:style-name="Strong_20_Emphasis"><text:span text:style-name="T2">Items can be owned (only the owner can edit it and its context, if it’s a folder) or communal (item’s title, description, locale, etc. are decided by voting; if it is a folder, the order of its content is decided by voting).</text:span></text:span></text:p>
      <text:h text:style-name="P13" text:outline-level="2">User Needs</text:h>
      <text:p text:style-name="P20">We should reward users by our PST (profit sharing token) from a specifically created pool of tokens. (It can be done later than in the first beta.)</text:p>
      <text:h text:style-name="Heading_20_2" text:outline-level="2">Assumptions and Dependencies</text:h>
      <text:p text:style-name="P6">It is created as a <text:span text:style-name="T6">multi-canister</text:span> <text:span text:style-name="T6">fullstack</text:span> app <text:span text:style-name="T6">in DFINITY Internet Computer blockchain, using Motoko programming language.</text:span></text:p>
      <text:p text:style-name="P7">Because our future data may not fit into a single canister, there are used multi-canister databases: <text:a xlink:type="simple" xlink:href="https://github.com/ORIGYN-SA/CanDB" text:style-name="Internet_20_link" text:visited-style-name="Visited_20_Internet_20_Link"><text:span text:style-name="T11">Can</text:span>DB</text:a> and (developed by Victor Porton) <text:a xlink:type="simple" xlink:href="https://github.com/vporton/NacDB" text:style-name="Internet_20_link" text:visited-style-name="Visited_20_Internet_20_Link">NacDB</text:a>.</text:p>
      <text:p text:style-name="P9">Also there are used <text:a xlink:type="simple" xlink:href="https://github.com/vporton/CanDBMulti" text:style-name="Internet_20_link" text:visited-style-name="Visited_20_Internet_20_Link">CanDBMulti</text:a> and <text:a xlink:type="simple" xlink:href="https://github.com/vporton/NacDBReorder" text:style-name="Internet_20_link" text:visited-style-name="Visited_20_Internet_20_Link">NacDBReorder</text:a>.</text:p>
      <text:h text:style-name="Heading_20_1" text:outline-level="1"><text:span text:style-name="Strong_20_Emphasis">System Features and Requirements</text:span></text:h>
      <text:p text:style-name="P8"><text:span text:style-name="Strong_20_Emphasis"><text:span text:style-name="T3">It is based on the Porton’s architecture that allows to compose reliable systems out of Motoko’s unreliable actors. </text:span></text:span><text:a xlink:type="simple" xlink:href="https://docs.zoncircle.com/scientific-research/" text:style-name="Internet_20_link" text:visited-style-name="Visited_20_Internet_20_Link"><text:span text:style-name="Strong_20_Emphasis"><text:span text:style-name="T3">See also this.</text:span></text:span></text:a><text:span text:style-name="Strong_20_Emphasis"><text:span text:style-name="T3"> However, for ease of programming, for future development, my reliability guidelines (to be communicated separately) may be not </text:span></text:span><text:span text:style-name="Strong_20_Emphasis"><text:span text:style-name="T4">necessarily be</text:span></text:span><text:span text:style-name="Strong_20_Emphasis"><text:span text:style-name="T3"> followed (at worst, we get dangling references). They may be followed in a future version of the product.</text:span></text:span></text:p>
      <text:h text:style-name="Heading_20_2" text:outline-level="2">Functional Requirements</text:h>
      <text:list text:style-name="L3">
        <text:list-item>
          <text:p text:style-name="P21">Verify <text:span text:style-name="T7">(e.g. every 48 hours, as the need arrives) user identity as in </text:span><text:a xlink:type="simple" xlink:href="https://github.com/vporton/passport-client-dfinity" text:style-name="Internet_20_link" text:visited-style-name="Visited_20_Internet_20_Link"><text:span text:style-name="T7">this app</text:span></text:a><text:span text:style-name="T7">.</text:span></text:p>
        </text:list-item>
        <text:list-item>
          <text:p text:style-name="P22">Have both time (reverse to the time of creation order) streams and vote (order by thumbs up/down) streams of items.</text:p>
        </text:list-item>
        <text:list-item>
          <text:p text:style-name="P22">For each folder, there are streams (of the aforementioned orderings) <text:span text:style-name="T8">or subfolders, (other) subitems, comments. Comments are special that anybody can add a comment even to an owned item (and the order of comments is decided by voting).</text:span></text:p>
        </text:list-item>
        <text:list-item>
          <text:p text:style-name="P23">We should implement email subscriptions (and read / not read lists, as usual in forums) for streams. (However, something needs to be invented against spamming such lists by posting low-quality items in the stream, specifically to get into the list).</text:p>
        </text:list-item>
        <text:list-item>
          <text:p text:style-name="P24">We probably should delete bad-voted items (like voted down &gt;=2/3 votes, after 15 votes total to eliminate statistical bias).</text:p>
        </text:list-item>
        <text:list-item>
          <text:p text:style-name="P25">Owned items should be editable (and deleteable) by the owner.</text:p>
        </text:list-item>
      </text:list>
      <text:h text:style-name="Heading_20_2" text:outline-level="2"><text:soft-page-break/>External Interface Requirements</text:h>
      <text:list text:style-name="L4">
        <text:list-item>
          <text:p text:style-name="P26">Easily switch between time order and voting order.</text:p>
        </text:list-item>
        <text:list-item>
          <text:p text:style-name="P26">Display comments in a separate tab.</text:p>
        </text:list-item>
        <text:list-item>
          <text:p text:style-name="P27">Near every item (both in displaying streams with this item and in displaying this item primarily) show up/down thumbs. Clicking a thumb should immediately highlight it, repeated clicking de-highlight. <text:span text:style-name="T12">The list of items this item is contained in (if any) should be rerendered.</text:span></text:p>
        </text:list-item>
        <text:list-item>
          <text:p text:style-name="P28">Near every communal folder name there should be a link that displays page or popup allowing to vote <text:span text:style-name="T13">for </text:span>(or create new) variant of its title, description, locale, etc. The item takes the title (and description etc.) of the top-voted item in this voting stream.</text:p>
        </text:list-item>
        <text:list-item>
          <text:p text:style-name="P29">When a new item is inserted into a stream, it should receive 3 <text:span text:style-name="T9">up </text:span>votes. <text:span text:style-name="T10">This is not applicable to variants (see above) of an item.</text:span></text:p>
        </text:list-item>
      </text:list>
      <text:h text:style-name="Heading_20_2" text:outline-level="2">System Features</text:h>
      <text:p text:style-name="P10">We should protect against hacker’s abuse, as described in <text:a xlink:type="simple" xlink:href="https://internetcomputer.org/docs/current/motoko/main/message-inspection" text:style-name="Internet_20_link" text:visited-style-name="Visited_20_Internet_20_Link">this document</text:a>.</text:p>
      <text:h text:style-name="P14" text:outline-level="2">Nonfunctional Requirements</text:h>
      <text:h text:style-name="Heading_20_1" text:outline-level="1">Roadmap</text:h>
      <text:p text:style-name="P33">I measure roadmap stages in <text:span text:style-name="T45">(supposed)</text:span> “days of my work”. Your speed of work may be different.</text:p>
      <text:list text:style-name="L6">
        <text:list-item>
          <text:p text:style-name="P31"><text:span text:style-name="T14">Add personhood identification (against Sybil attacks, such is against double voting) - maybe 2 days</text:span></text:p>
        </text:list-item>
        <text:list-item>
          <text:p text:style-name="P30"><text:span text:style-name="T14">Finish user-voting (thumbs up/down) coding - maybe 5 days.</text:span></text:p>
        </text:list-item>
        <text:list-item>
          <text:p text:style-name="P30"><text:span text:style-name="T14">Check that there are no errors that create possible future incompatibilities - </text:span><text:span text:style-name="T44">1</text:span><text:span text:style-name="T34">9</text:span><text:span text:style-name="T14"> days</text:span></text:p>
          <text:list>
            <text:list-item>
              <text:p text:style-name="P30">Special stream where all the posted items are added. - <text:span text:style-name="T16">1 day</text:span></text:p>
            </text:list-item>
            <text:list-item>
              <text:p text:style-name="P30">Counting number of logged-in users, number of items of various kinds. - <text:span text:style-name="T18">1 day</text:span></text:p>
            </text:list-item>
            <text:list-item>
              <text:p text:style-name="P30">One folder having several editors, like as in Dmoz. - <text:span text:style-name="T22">2 days</text:span></text:p>
            </text:list-item>
            <text:list-item>
              <text:p text:style-name="P30">Before deleting an item, delete all links between it and folders. - <text:span text:style-name="T24">2 days</text:span></text:p>
            </text:list-item>
            <text:list-item>
              <text:p text:style-name="P30">Note that an item was edited if it was edited since inception. - <text:span text:style-name="T30">1 day</text:span></text:p>
            </text:list-item>
            <text:list-item>
              <text:p text:style-name="P37">Finish cycle passing code – 3 days <text:span text:style-name="T41">(see also </text:span><text:a xlink:type="simple" xlink:href="https://cycleops.dev/" text:style-name="Internet_20_link" text:visited-style-name="Visited_20_Internet_20_Link"><text:span text:style-name="T41">https://cycleops.dev</text:span></text:a><text:span text:style-name="T41">)</text:span></text:p>
            </text:list-item>
            <text:list-item>
              <text:p text:style-name="P37">No more than one communal category with a given name + locale (requires a centralized registry). Locale should be displayed. - <text:span text:style-name="T35">1 day</text:span></text:p>
            </text:list-item>
            <text:list-item>
              <text:p text:style-name="P37">Prevent making a folder its own subfolder. - <text:span text:style-name="T36">a hour</text:span></text:p>
            </text:list-item>
            <text:list-item>
              <text:p text:style-name="P37">Unittests for (de)serialize. - <text:span text:style-name="T37">1 day</text:span></text:p>
            </text:list-item>
            <text:list-item>
              <text:p text:style-name="P37">Llama-2 canister for moderation. - <text:span text:style-name="T38">3 days</text:span></text:p>
            </text:list-item>
            <text:list-item>
              <text:p text:style-name="P37"><text:soft-page-break/>Keep statistics: How (total and daily) many items a user posted, how much his/her items were upvoted, etc. - <text:span text:style-name="T39">2 days</text:span></text:p>
            </text:list-item>
            <text:list-item>
              <text:p text:style-name="P37">Use https://github.com/aviate-labs/encoding.mo for base-32/base64 instead of my hex encoding? - <text:span text:style-name="T40">2 days</text:span></text:p>
            </text:list-item>
          </text:list>
        </text:list-item>
        <text:list-item>
          <text:p text:style-name="P30"><text:span text:style-name="T14">Release the first beta - 1 day</text:span></text:p>
        </text:list-item>
        <text:list-item>
          <text:p text:style-name="P32"><text:span text:style-name="T14">Rewrite it for collaborative editing communal folder titles and descriptions (and like this) - probably </text:span><text:span text:style-name="T15">10</text:span><text:span text:style-name="T14"> days</text:span></text:p>
        </text:list-item>
        <text:list-item>
          <text:p text:style-name="P32"><text:span text:style-name="T14">Add paid items and accept payments + affiliate program - maybe </text:span><text:span text:style-name="T15">10</text:span><text:span text:style-name="T14">-2</text:span><text:span text:style-name="T15">8</text:span><text:span text:style-name="T14"> days.</text:span></text:p>
        </text:list-item>
        <text:list-item>
          <text:p text:style-name="P34"><text:span text:style-name="T14">Pay users in PST for various tasks, </text:span><text:span text:style-name="T17">also give PST to investors</text:span><text:span text:style-name="T14"> – maybe 30 days</text:span></text:p>
        </text:list-item>
        <text:list-item>
          <text:p text:style-name="P30"><text:span text:style-name="T14">Release the serious product –</text:span><text:span text:style-name="T15"> </text:span><text:span text:style-name="T17">2</text:span><text:span text:style-name="T15"> day</text:span><text:span text:style-name="T17">s</text:span></text:p>
        </text:list-item>
        <text:list-item>
          <text:p text:style-name="P30"><text:a xlink:type="simple" xlink:href="https://onramper.com/" text:style-name="Internet_20_link" text:visited-style-name="Visited_20_Internet_20_Link"><text:span text:style-name="T14">https://onramper.com</text:span></text:a><text:span text:style-name="T14"> to buy ICP – </text:span><text:span text:style-name="T17">1 day</text:span></text:p>
        </text:list-item>
        <text:list-item>
          <text:p text:style-name="P35"><text:span text:style-name="T14">Bug fix: Not to lose post's text if the network fails. - 1 day</text:span></text:p>
        </text:list-item>
        <text:list-item>
          <text:p text:style-name="P35">Download a backup of author's items. - <text:span text:style-name="T18">3 days</text:span></text:p>
        </text:list-item>
        <text:list-item>
          <text:p text:style-name="P35">Don't reload items list when voting not in Voting stream. - <text:span text:style-name="T19">a hour</text:span></text:p>
        </text:list-item>
        <text:list-item>
          <text:p text:style-name="P35">When switching from item view to folders list view, preserve t/v/p radiobuttons value. Moreover, store this value in a cookie or local storage. - <text:span text:style-name="T20">a hour</text:span></text:p>
        </text:list-item>
        <text:list-item>
          <text:p text:style-name="P35"><text:span text:style-name="T21">Speed up </text:span>loading of vote results. - <text:span text:style-name="T21">1 day</text:span></text:p>
        </text:list-item>
        <text:list-item>
          <text:p text:style-name="P35">"Waiting" overlay widget. - <text:span text:style-name="T23">1 day</text:span></text:p>
        </text:list-item>
        <text:list-item>
          <text:p text:style-name="P35">Transforming owned folders to communal. - <text:span text:style-name="T26">1 day</text:span></text:p>
        </text:list-item>
        <text:list-item>
          <text:p text:style-name="P35">Ask users for phone/email (optionally), for feedback. - <text:span text:style-name="T27">1 day</text:span></text:p>
        </text:list-item>
        <text:list-item>
          <text:p text:style-name="P35">Logout on page reload shouldn't happen. - <text:span text:style-name="T28">1 day</text:span></text:p>
        </text:list-item>
        <text:list-item>
          <text:p text:style-name="P36">Markdown blog posts – 5 days</text:p>
        </text:list-item>
        <text:list-item>
          <text:p text:style-name="P36">Proper error handling. - <text:span text:style-name="T29">3 days</text:span></text:p>
        </text:list-item>
        <text:list-item>
          <text:p text:style-name="P36">Rename categories to folders also in Motoko source. - <text:span text:style-name="T32">a hour</text:span></text:p>
        </text:list-item>
        <text:list-item>
          <text:p text:style-name="P36">Q/A site features like Quora <text:span text:style-name="T33">(</text:span>?<text:span text:style-name="T33">)</text:span></text:p>
        </text:list-item>
        <text:list-item>
          <text:p text:style-name="P36">`canister_inspect_message`: <text:a xlink:type="simple" xlink:href="https://internetcomputer.org/docs/current/motoko/main/message-inspection" text:style-name="Internet_20_link" text:visited-style-name="Visited_20_Internet_20_Link">https://internetcomputer.org/docs/current/motoko/main/message-inspection</text:a>. Also rate-limit API. - <text:span text:style-name="T42">8 days</text:span></text:p>
        </text:list-item>
        <text:list-item>
          <text:p text:style-name="P36">Google Analytics – <text:span text:style-name="T43">1 hour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3:35:43.743092606</meta:creation-date>
    <dc:date>2024-01-26T19:11:54.885580518</dc:date>
    <meta:editing-duration>PT1H47M37S</meta:editing-duration>
    <meta:editing-cycles>72</meta:editing-cycles>
    <meta:generator>LibreOffice/7.6.4.1$Linux_X86_64 LibreOffice_project/60$Build-1</meta:generator>
    <meta:document-statistic meta:table-count="0" meta:image-count="0" meta:object-count="0" meta:page-count="4" meta:paragraph-count="86" meta:word-count="1142" meta:character-count="6707" meta:non-whitespace-character-count="5716"/>
  </office:meta>
</office:document-meta>
</file>